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outline1">
      <style:graphic-properties draw:fill-color="#ffffff" draw:auto-grow-height="true" fo:min-height="13.501cm"/>
    </style:style>
    <style:style style:name="pr6" style:family="presentation" style:parent-style-name="Android1-outline1">
      <style:graphic-properties draw:fill-color="#ffffff" draw:auto-grow-height="true" fo:min-height="13.86cm"/>
    </style:style>
    <style:style style:name="pr7" style:family="presentation" style:parent-style-name="Android1-outline1">
      <style:graphic-properties draw:fill-color="#ffffff" fo:min-height="14.136cm"/>
    </style:style>
    <style:style style:name="pr8" style:family="presentation" style:parent-style-name="Android1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fo:font-family="Consolas" style:font-family-generic="swiss" style:font-pitch="variable"/>
    </style:style>
    <style:style style:name="T4" style:family="text">
      <style:text-properties fo:font-family="Abscissa" style:font-pitch="variable"/>
    </style:style>
    <style:style style:name="T5" style:family="text">
      <style:text-properties fo:font-family="Consolas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Using Multiple Activiti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1" draw:id="id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Why Multiple Activities?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pplications May Be Bigger Than a Screen</text:p>
                <text:list>
                  <text:list-item>
                    <text:p text:style-name="P4">Tabs, ViewFlipper, etc. can help expand what a screen can do, but have limits</text:p>
                  </text:list-item>
                  <text:list-item>
                    <text:p text:style-name="P4">Example: RSS Reader</text:p>
                    <text:list>
                      <text:list-item>
                        <text:p text:style-name="P4">List of feeds</text:p>
                      </text:list-item>
                      <text:list-item>
                        <text:p text:style-name="P4">List of latest items</text:p>
                      </text:list-item>
                      <text:list-item>
                        <text:p text:style-name="P4">View details of an item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1" presentation:presentation-page-layout-name="AL2T1" draw:id="id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Why Multiple Activities?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y Want Multiple Entry Points</text:p>
                <text:list>
                  <text:list-item>
                    <text:p text:style-name="P4">Right now, focused on starting your activity from the launcher</text:p>
                  </text:list-item>
                  <text:list-item>
                    <text:p text:style-name="P4">May want pieces of your application available to other applications</text:p>
                    <text:list>
                      <text:list-item>
                        <text:p text:style-name="P4">Example: PDF view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1" presentation:presentation-page-layout-name="AL3T6" draw:id="id4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Creating Multiple Activities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First, Create the Activity Classes</text:p>
                <text:list>
                  <text:list-item>
                    <text:p text:style-name="P4">Extend Activity, ListActivity, TabActivity, MapActivity, etc.</text:p>
                  </text:list-item>
                  <text:list-item>
                    <text:p text:style-name="P4">Each (usually) gets its own layout XML file</text:p>
                    <text:list>
                      <text:list-item>
                        <text:p text:style-name="P4">May want a naming convention to help you remember layouts for the activiti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1" presentation:presentation-page-layout-name="AL3T6" draw:id="id5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Creating Multiple Activities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Next, Register in Manifest</text:p>
                <text:list>
                  <text:list-item>
                    <text:p text:style-name="P4"><text:span text:style-name="T2">AndroidManifest.xml</text:span></text:p>
                  </text:list-item>
                  <text:list-item>
                    <text:p text:style-name="P4">Your first activity usually added automatically</text:p>
                  </text:list-item>
                  <text:list-item>
                    <text:p text:style-name="P4">Rest you add by hand</text:p>
                    <text:list>
                      <text:list-item>
                        <text:p text:style-name="P4">For local activities, no need for <text:span text:style-name="T2">&lt;intent-filter&gt;</text:span> child elemen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3T6" draw:id="id6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Stating Your Intent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Intent = Encapsulation of an Event</text:p>
              </text:list-item>
              <text:list-item>
                <text:p text:style-name="P4">Use Intents to launch activities</text:p>
                <text:list>
                  <text:list-item>
                    <text:p text:style-name="P4">Launcher creates an Intent that launches your main activity, based on specifications in your manifest</text:p>
                  </text:list-item>
                  <text:list-item>
                    <text:p text:style-name="P4">You can create Intents to launch your activity, or activities in other applications</text:p>
                    <text:list>
                      <text:list-item>
                        <text:p text:style-name="P4">Security permitting, of course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1" presentation:presentation-page-layout-name="AL3T6" draw:id="id7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Starting Your Activity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First, Craft an Intent</text:p>
                <text:list>
                  <text:list-item>
                    <text:p text:style-name="P4">For your own activities, easiest to use your class name</text:p>
                  </text:list-item>
                  <text:list-item>
                    <text:p text:style-name="P4"><text:span text:style-name="T2">new Intent(activity, class);</text:span></text:p>
                    <text:list>
                      <text:list-item>
                        <text:p text:style-name="P4"><text:span text:style-name="T2">activity</text:span> = the current Activity instance (e.g., this)</text:p>
                      </text:list-item>
                      <text:list-item>
                        <text:p text:style-name="P4"><text:span text:style-name="T2">class</text:span> = implementation of Activity to launch</text:p>
                        <text:list>
                          <text:list-item>
                            <text:p text:style-name="P4">E.g., <text:span text:style-name="T2">MyOtherActivity.cla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3T6" draw:id="id8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Starting Your Activity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Next, Start the Activity</text:p>
                <text:list>
                  <text:list-item>
                    <text:p text:style-name="P4"><text:span text:style-name="T2">startActivity(intent);</text:span></text:p>
                  </text:list-item>
                  <text:list-item>
                    <text:p text:style-name="P4">Effects</text:p>
                    <text:list>
                      <text:list-item>
                        <text:p text:style-name="P4">Your activity is stopped</text:p>
                      </text:list-item>
                      <text:list-item>
                        <text:p text:style-name="P4">The activity indicated by the Intent is created and started</text:p>
                      </text:list-item>
                      <text:list-item>
                        <text:p text:style-name="P4">On a back-button from the created activity, your<text:line-break/>current activity will be restar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6" draw:id="id9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Starting Your Activity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Alternative: <text:span text:style-name="T2">startActivityForResult()</text:span></text:p>
                <text:list>
                  <text:list-item>
                    <text:p text:style-name="P4">Takes an Intent and a locally-unique <text:span text:style-name="T2">int</text:span></text:p>
                  </text:list-item>
                  <text:list-item>
                    <text:p text:style-name="P4">Spawned activity can call <text:span text:style-name="T2">setResult()</text:span> &amp; <text:span text:style-name="T3">finish()</text:span></text:p>
                  </text:list-item>
                  <text:list-item>
                    <text:p text:style-name="P4">Android will call <text:span text:style-name="T2">onActivityResult()</text:span> in the spawning activity to provide the results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1" presentation:presentation-page-layout-name="AL2T1" draw:id="id10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Restating Your Intent</text:p>
          </draw:text-box>
        </draw:frame>
        <draw:frame presentation:style-name="pr6" draw:text-style-name="P7" draw:layer="layout" svg:width="25.199cm" svg:height="14.076cm" svg:x="1.4cm" svg:y="4.914cm" presentation:class="outline" presentation:user-transformed="true">
          <draw:text-box>
            <text:list text:style-name="L2">
              <text:list-item>
                <text:p text:style-name="P4">The Uri-And-Action Pattern</text:p>
                <text:list>
                  <text:list-item>
                    <text:p text:style-name="P4">Common way to launch activities other than your own</text:p>
                  </text:list-item>
                  <text:list-item>
                    <text:p text:style-name="P4">Provide the Intent with an action</text:p>
                    <text:list>
                      <text:list-item>
                        <text:p text:style-name="P4">E.g., <text:span text:style-name="T2">ACTION_VIEW</text:span></text:p>
                      </text:list-item>
                    </text:list>
                  </text:list-item>
                  <text:list-item>
                    <text:p text:style-name="P4">Provide the Intent with a Uri representing something to take the action upon</text:p>
                    <text:list>
                      <text:list-item>
                        <text:p text:style-name="P4">E.g., Web page, telephone number, email<text:line-break/>addres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2T1" draw:id="id1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vailable Intents</text:p>
          </draw:text-box>
        </draw:frame>
        <draw:frame presentation:style-name="pr7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ources of Intents</text:span></text:p>
                <text:list>
                  <text:list-item>
                    <text:p text:style-name="P4">Android documentation: “List of Intents”, Intent class</text:p>
                  </text:list-item>
                  <text:list-item>
                    <text:p text:style-name="P4">OpenIntents' Intent Registry</text:p>
                    <text:list>
                      <text:list-item>
                        <text:p text:style-name="P4"><text:span text:style-name="T5">http://www.openintents.org/en/intentstable</text:span></text:p>
                      </text:list-item>
                    </text:list>
                  </text:list-item>
                  <text:list-item>
                    <text:p text:style-name="P4">Browse the Android source code</text:p>
                    <text:list>
                      <text:list-item>
                        <text:p text:style-name="P4">WARNING: undocumented Intents may be<text:line-break/>changed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1" presentation:presentation-page-layout-name="AL2T1" draw:id="id1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aunching a Browser</text:p>
          </draw:text-box>
        </draw:frame>
        <draw:frame presentation:style-name="pr7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Create an Intent on the URL</text:p>
                <text:list>
                  <text:list-item>
                    <text:p text:style-name="P4"><text:span text:style-name="T2">Uri.parse()</text:span> to convert String URL into a Uri</text:p>
                  </text:list-item>
                  <text:list-item>
                    <text:p text:style-name="P4"><text:span text:style-name="T2">ACTION_VIEW</text:span> to display the page</text:p>
                  </text:list-item>
                </text:list>
              </text:list-item>
              <text:list-item>
                <text:p text:style-name="P4">Call <text:span text:style-name="T2">startActivity()</text:span> with that Intent</text:p>
                <text:list>
                  <text:list-item>
                    <text:p text:style-name="P4">Browser activity launches, yours is stopped</text:p>
                  </text:list-item>
                  <text:list-item>
                    <text:p text:style-name="P4">If user back-arrows out, your activity<text:line-break/>regains control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1" presentation:presentation-page-layout-name="AL2T1" draw:id="id1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aunching a Map</text:p>
          </draw:text-box>
        </draw:frame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reate an Intent on the location</text:p>
                <text:list>
                  <text:list-item>
                    <text:p text:style-name="P4"><text:span text:style-name="T2">“</text:span><text:span text:style-name="T2">geo:AAA,BBB”</text:span> as the URL (AAA = latitude, BBB = longitude)</text:p>
                  </text:list-item>
                  <text:list-item>
                    <text:p text:style-name="P4"><text:span text:style-name="T2">Uri.parse()</text:span> to convert String URL into a Uri</text:p>
                  </text:list-item>
                  <text:list-item>
                    <text:p text:style-name="P4"><text:span text:style-name="T2">ACTION_VIEW</text:span> to display the map</text:p>
                  </text:list-item>
                </text:list>
              </text:list-item>
              <text:list-item>
                <text:p text:style-name="P4">Call <text:span text:style-name="T2">startActivity()</text:span> with Intent</text:p>
                <text:list>
                  <text:list-item>
                    <text:p text:style-name="P4">Map activity launches on the location, yours is stopped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6.7999992370605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8.432cm" svg:height="1.296cm" svg:x="1.168cm" svg:y="0.991cm">
        <draw:text-box>
          <text:p text:style-name="MP1"><text:span text:style-name="MT1">Introductory Android</text:span></text:p>
        </draw:text-box>
      </draw:frame>
      <draw:frame draw:style-name="Mgr1" draw:text-style-name="MP4" draw:layer="backgroundobjects" svg:width="8.432cm" svg:height="1.296cm" svg:x="12.166cm" svg:y="0.991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5.24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8"><text:span text:style-name="MT2">Copyright © 2011 CommonsWare, LLC</text:span></text:p>
        </draw:text-box>
      </draw:frame>
      <draw:frame presentation:style-name="Mpr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10"><text:span text:style-name="MT3">Copyright © 2011 CommonsWare, LLC</text:span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3" draw:text-style-name="MP5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5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Mark Murphy</meta:initial-creator>
    <meta:creation-date>2008-12-22T14:20:41</meta:creation-date>
    <dc:date>2011-08-07T11:46:55</dc:date>
    <meta:printed-by>Mark Murphy</meta:printed-by>
    <meta:print-date>2010-10-20T09:29:12</meta:print-date>
    <dc:language>en-US</dc:language>
    <meta:editing-cycles>152</meta:editing-cycles>
    <meta:editing-duration>PT26H05M56S</meta:editing-duration>
    <dc:creator>Mark Murphy</dc:cre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